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5])" office:value-type="float" office:value="73">
            <text:p>73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Etherne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5])" office:value-type="float" office:value="28">
            <text:p>28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XC6SLX45-FGG48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])" office:value-type="float" office:value="1">
            <text:p>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Copyright 2009-2010 Sébastien Bourdeauducq. License: Creative Commons BY-SA 3.0 Unported</text:p>
          </table:table-cell>
          <table:table-cell table:number-columns-repeated="2"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Capacitor, 470nF, 0402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Farnell 8819726</text:p>
          </table:table-cell>
        </table:table-row>
        <table:table-row table:style-name="ro1">
          <table:table-cell table:style-name="ce3" office:value-type="string">
            <text:p>Capacitor, 4.7uF, 0805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Farnell 1759414</text:p>
          </table:table-cell>
        </table:table-row>
        <table:table-row table:style-name="ro1">
          <table:table-cell table:style-name="ce3" office:value-type="string">
            <text:p>Capacitor, 100uF, 121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Copyright 2009-2010 Sébastien Bourdeauducq. License: Creative Commons BY-SA 3.0 Unported</text:p>
          </table:table-cell>
          <table:table-cell table:number-columns-repeated="2"/>
        </table:table-row>
      </table:table>
      <table:table table:name="Misc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22">
            <text:p>2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Misc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office:value-type="string">
            <text:p>Farnell 1651564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8])" office:value-type="float" office:value="33">
            <text:p>33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JS28F256J3F10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umonyx sample</text:p>
          </table:table-cell>
        </table:table-row>
        <table:table-row table:style-name="ro1">
          <table:table-cell table:style-name="ce3" office:value-type="string">
            <text:p>Capacitor, 100nF, 040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rnell 1611916</text:p>
          </table:table-cell>
        </table:table-row>
        <table:table-row table:style-name="ro1">
          <table:table-cell table:style-name="ce3" office:value-type="string">
            <text:p>Capacitor, 1uF, 040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arnell 1759375 </text:p>
          </table:table-cell>
        </table:table-row>
        <table:table-row table:style-name="ro1">
          <table:table-cell table:style-name="ce3" office:value-type="string">
            <text:p>Resistor, 10K, 040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7])" office:value-type="float" office:value="8">
            <text:p>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Copyright 2009-2010 Sébastien Bourdeauducq. License: Creative Commons BY-SA 3.0 Unported</text:p>
          </table:table-cell>
          <table:table-cell table:number-columns-repeated="2"/>
        </table:table-row>
      </table:table>
      <table:table table:name="Pow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3])" office:value-type="float" office:value="47">
            <text:p>47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SDRAM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0])" office:value-type="float" office:value="82">
            <text:p>8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USB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2])" office:value-type="float" office:value="21">
            <text:p>21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VGAou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0])" office:value-type="float" office:value="32">
            <text:p>3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Video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55">
            <text:p>55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2"/>
        </table:table-row>
      </table:table>
      <table:table table:name="Total" table:style-name="ta1" table:print="false">
        <table:table-column table:style-name="co1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4" office:value-type="string">
            <text:p>Total parts, from subtotal</text:p>
          </table:table-cell>
          <table:table-cell table:style-name="ce4" table:formula="of:=[Audio.B27]+[Ethernet.B17]+[FPGA.B6]+[FPGAdec.B8]+[Misc.B19]+[MiscControl.B20]+[NORFlash.B9]+[Power.B25]+[SDRAM.B12]+[USB.B14]+[VGAout.B22]+[VideoIn.B19]" office:value-type="float" office:value="473">
            <text:p>473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>
            <text:p>Number of boards</text:p>
          </table:table-cell>
          <table:table-cell table:style-name="ce4" office:value-type="float" office:value="5">
            <text:p>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>
            <text:p>Part</text:p>
          </table:table-cell>
          <table:table-cell table:style-name="ce6" office:value-type="string">
            <text:p>Quantity</text:p>
          </table:table-cell>
          <table:table-cell table:style-name="ce6" office:value-type="string">
            <text:p>Expansion</text:p>
          </table:table-cell>
          <table:table-cell table:style-name="ce6" office:value-type="string">
            <text:p>Comment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table:formula="of:=[.B2]*[.B5]" office:value-type="float" office:value="10">
            <text:p>10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table:formula="of:=[.B2]*[.B6]" office:value-type="float" office:value="5">
            <text:p>5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table:formula="of:=[.B2]*[.B7]" office:value-type="float" office:value="10">
            <text:p>10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table:formula="of:=[.B2]*[.B8]" office:value-type="float" office:value="5">
            <text:p>5</text:p>
          </table:table-cell>
          <table:table-cell office:value-type="string">
            <text:p>Mouser 538-500901-0801</text:p>
          </table:table-cell>
        </table:table-row>
        <table:table-row table:style-name="ro1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table:formula="of:=[.B2]*[.B9]" office:value-type="float" office:value="10">
            <text:p>10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table:formula="of:=[.B2]*[.B10]" office:value-type="float" office:value="5">
            <text:p>5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table:formula="of:=[.B2]*[.B11]" office:value-type="float" office:value="5">
            <text:p>5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table:formula="of:=[.B2]*[.B12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table:formula="of:=[.B2]*[.B13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 table:formula="of:=[.B2]*[.B14]" office:value-type="float" office:value="300">
            <text:p>300</text:p>
          </table:table-cell>
          <table:table-cell office:value-type="string">
            <text:p>Farnell 1611916</text:p>
          </table:table-cell>
        </table:table-row>
        <table:table-row table:style-name="ro1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table:formula="of:=[.B2]*[.B15]" office:value-type="float" office:value="10">
            <text:p>10</text:p>
          </table:table-cell>
          <table:table-cell office:value-type="string">
            <text:p>Farnell 1758968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table:formula="of:=[.B2]*[.B16]" office:value-type="float" office:value="35">
            <text:p>35</text:p>
          </table:table-cell>
          <table:table-cell office:value-type="string">
            <text:p>Farnell 1108328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 table:formula="of:=[.B2]*[.B17]" office:value-type="float" office:value="95">
            <text:p>95</text:p>
          </table:table-cell>
          <table:table-cell office:value-type="string">
            <text:p>Farnell 1758885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 table:formula="of:=[.B2]*[.B18]" office:value-type="float" office:value="60">
            <text:p>60</text:p>
          </table:table-cell>
          <table:table-cell office:value-type="string">
            <text:p>Farnell 1759476 </text:p>
          </table:table-cell>
        </table:table-row>
        <table:table-row table:style-name="ro1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 table:formula="of:=[.B2]*[.B19]" office:value-type="float" office:value="150">
            <text:p>150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table:formula="of:=[.B2]*[.B20]" office:value-type="float" office:value="5">
            <text:p>5</text:p>
          </table:table-cell>
          <table:table-cell office:value-type="string">
            <text:p>Farnell 1650931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table:formula="of:=[.B2]*[.B21]" office:value-type="float" office:value="25">
            <text:p>2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 table:formula="of:=[.B2]*[.B22]" office:value-type="float" office:value="15">
            <text:p>15</text:p>
          </table:table-cell>
          <table:table-cell office:value-type="string">
            <text:p>Farnell 1712591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table:formula="of:=[.B2]*[.B23]" office:value-type="float" office:value="5">
            <text:p>5</text:p>
          </table:table-cell>
          <table:table-cell office:value-type="string">
            <text:p>Farnell 1758928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 table:formula="of:=[.B2]*[.B24]" office:value-type="float" office:value="40">
            <text:p>40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table:formula="of:=[.B2]*[.B25]" office:value-type="float" office:value="5">
            <text:p>5</text:p>
          </table:table-cell>
          <table:table-cell office:value-type="string">
            <text:p>Farnell 1758997</text:p>
          </table:table-cell>
        </table:table-row>
        <table:table-row table:style-name="ro1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table:formula="of:=[.B2]*[.B26]" office:value-type="float" office:value="5">
            <text:p>5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 table:formula="of:=[.B2]*[.B27]" office:value-type="float" office:value="20">
            <text:p>20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table:formula="of:=[.B2]*[.B28]" office:value-type="float" office:value="110">
            <text:p>110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 table:formula="of:=[.B2]*[.B29]" office:value-type="float" office:value="220">
            <text:p>220</text:p>
          </table:table-cell>
          <table:table-cell office:value-type="string">
            <text:p>Farnell 8819726</text:p>
          </table:table-cell>
        </table:table-row>
        <table:table-row table:style-name="ro1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table:formula="of:=[.B2]*[.B30]" office:value-type="float" office:value="30">
            <text:p>30</text:p>
          </table:table-cell>
          <table:table-cell office:value-type="string">
            <text:p>Farnell 1758987</text:p>
          </table:table-cell>
        </table:table-row>
        <table:table-row table:style-name="ro1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table:formula="of:=[.B2]*[.B31]" office:value-type="float" office:value="20">
            <text:p>20</text:p>
          </table:table-cell>
          <table:table-cell office:value-type="string">
            <text:p>Farnell 1611936</text:p>
          </table:table-cell>
        </table:table-row>
        <table:table-row table:style-name="ro1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table:formula="of:=[.B2]*[.B32]" office:value-type="float" office:value="5">
            <text:p>5</text:p>
          </table:table-cell>
          <table:table-cell office:value-type="string">
            <text:p>Farnell 1759379</text:p>
          </table:table-cell>
        </table:table-row>
        <table:table-row table:style-name="ro1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table:formula="of:=[.B2]*[.B33]" office:value-type="float" office:value="5">
            <text:p>5</text:p>
          </table:table-cell>
          <table:table-cell office:value-type="string">
            <text:p>Farnell 1611790</text:p>
          </table:table-cell>
        </table:table-row>
        <table:table-row table:style-name="ro1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table:formula="of:=[.B2]*[.B34]" office:value-type="float" office:value="5">
            <text:p>5</text:p>
          </table:table-cell>
          <table:table-cell office:value-type="string">
            <text:p>Farnell 1457091</text:p>
          </table:table-cell>
        </table:table-row>
        <table:table-row table:style-name="ro1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table:formula="of:=[.B2]*[.B35]" office:value-type="float" office:value="5">
            <text:p>5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table:formula="of:=[.B2]*[.B36]" office:value-type="float" office:value="5">
            <text:p>5</text:p>
          </table:table-cell>
          <table:table-cell office:value-type="string">
            <text:p>Farnell 8150206</text:p>
          </table:table-cell>
        </table:table-row>
        <table:table-row table:style-name="ro1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table:formula="of:=[.B2]*[.B37]" office:value-type="float" office:value="5">
            <text:p>5</text:p>
          </table:table-cell>
          <table:table-cell office:value-type="string">
            <text:p>Farnell 3359621</text:p>
          </table:table-cell>
        </table:table-row>
        <table:table-row table:style-name="ro1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 table:formula="of:=[.B2]*[.B38]" office:value-type="float" office:value="65">
            <text:p>65</text:p>
          </table:table-cell>
          <table:table-cell office:value-type="string">
            <text:p>Farnell 1651725</text:p>
          </table:table-cell>
        </table:table-row>
        <table:table-row table:style-name="ro1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table:formula="of:=[.B2]*[.B39]" office:value-type="float" office:value="15">
            <text:p>15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table:formula="of:=[.B2]*[.B40]" office:value-type="float" office:value="5">
            <text:p>5</text:p>
          </table:table-cell>
          <table:table-cell office:value-type="string">
            <text:p>Farnell 1641047</text:p>
          </table:table-cell>
        </table:table-row>
        <table:table-row table:style-name="ro1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table:formula="of:=[.B2]*[.B41]" office:value-type="float" office:value="5">
            <text:p>5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formula="of:=[.B2]*[.B42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table:formula="of:=[.B2]*[.B43]" office:value-type="float" office:value="5">
            <text:p>5</text:p>
          </table:table-cell>
          <table:table-cell office:value-type="string">
            <text:p>Farnell 1748770</text:p>
          </table:table-cell>
        </table:table-row>
        <table:table-row table:style-name="ro1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table:formula="of:=[.B2]*[.B44]" office:value-type="float" office:value="10">
            <text:p>10</text:p>
          </table:table-cell>
          <table:table-cell office:value-type="string">
            <text:p>Mouser 806-STX-3150-5N</text:p>
          </table:table-cell>
        </table:table-row>
        <table:table-row table:style-name="ro1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table:formula="of:=[.B2]*[.B45]" office:value-type="float" office:value="5">
            <text:p>5</text:p>
          </table:table-cell>
          <table:table-cell office:value-type="string">
            <text:p>Numonyx sample</text:p>
          </table:table-cell>
        </table:table-row>
        <table:table-row table:style-name="ro1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table:formula="of:=[.B2]*[.B46]" office:value-type="float" office:value="5">
            <text:p>5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table:formula="of:=[.B2]*[.B47]" office:value-type="float" office:value="15">
            <text:p>15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table:formula="of:=[.B2]*[.B48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table:formula="of:=[.B2]*[.B49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table:formula="of:=[.B2]*[.B50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table:formula="of:=[.B2]*[.B51]" office:value-type="float" office:value="10">
            <text:p>10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formula="of:=[.B2]*[.B5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table:formula="of:=[.B2]*[.B53]" office:value-type="float" office:value="10">
            <text:p>10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table:formula="of:=[.B2]*[.B54]" office:value-type="float" office:value="5">
            <text:p>5</text:p>
          </table:table-cell>
          <table:table-cell office:value-type="string">
            <text:p>Farnell 724518</text:p>
          </table:table-cell>
        </table:table-row>
        <table:table-row table:style-name="ro1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table:formula="of:=[.B2]*[.B55]" office:value-type="float" office:value="5">
            <text:p>5</text:p>
          </table:table-cell>
          <table:table-cell office:value-type="string">
            <text:p>Farnell 724543</text:p>
          </table:table-cell>
        </table:table-row>
        <table:table-row table:style-name="ro1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table:formula="of:=[.B2]*[.B56]" office:value-type="float" office:value="25">
            <text:p>25</text:p>
          </table:table-cell>
          <table:table-cell office:value-type="string">
            <text:p>Farnell 1651732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table:formula="of:=[.B2]*[.B57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1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table:formula="of:=[.B2]*[.B58]" office:value-type="float" office:value="5">
            <text:p>5</text:p>
          </table:table-cell>
          <table:table-cell office:value-type="string">
            <text:p>Digikey CP-1445-ND</text:p>
          </table:table-cell>
        </table:table-row>
        <table:table-row table:style-name="ro1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table:formula="of:=[.B2]*[.B59]" office:value-type="float" office:value="5">
            <text:p>5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table:formula="of:=[.B2]*[.B60]" office:value-type="float" office:value="5">
            <text:p>5</text:p>
          </table:table-cell>
          <table:table-cell office:value-type="string">
            <text:p>Farnell 1469665</text:p>
          </table:table-cell>
        </table:table-row>
        <table:table-row table:style-name="ro1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table:formula="of:=[.B2]*[.B61]" office:value-type="float" office:value="20">
            <text:p>20</text:p>
          </table:table-cell>
          <table:table-cell office:value-type="string">
            <text:p>Farnell 1357989</text:p>
          </table:table-cell>
        </table:table-row>
        <table:table-row table:style-name="ro1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table:formula="of:=[.B2]*[.B62]" office:value-type="float" office:value="5">
            <text:p>5</text:p>
          </table:table-cell>
          <table:table-cell office:value-type="string">
            <text:p>Farnell 1358015</text:p>
          </table:table-cell>
        </table:table-row>
        <table:table-row table:style-name="ro1">
          <table:table-cell office:value-type="string">
            <text:p>Resistor, 10K, 0402</text:p>
          </table:table-cell>
          <table:table-cell office:value-type="float" office:value="14">
            <text:p>14</text:p>
          </table:table-cell>
          <table:table-cell table:formula="of:=[.B2]*[.B63]" office:value-type="float" office:value="70">
            <text:p>70</text:p>
          </table:table-cell>
          <table:table-cell office:value-type="string">
            <text:p>Farnell 1358069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6">
            <text:p>6</text:p>
          </table:table-cell>
          <table:table-cell table:formula="of:=[.B2]*[.B64]" office:value-type="float" office:value="30">
            <text:p>30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table:formula="of:=[.B2]*[.B65]" office:value-type="float" office:value="5">
            <text:p>5</text:p>
          </table:table-cell>
          <table:table-cell office:value-type="string">
            <text:p>Mouser 304-169K-RC</text:p>
          </table:table-cell>
        </table:table-row>
        <table:table-row table:style-name="ro1">
          <table:table-cell office:value-type="string">
            <text:p>Resistor, 1K, 0402</text:p>
          </table:table-cell>
          <table:table-cell office:value-type="float" office:value="7">
            <text:p>7</text:p>
          </table:table-cell>
          <table:table-cell table:formula="of:=[.B2]*[.B66]" office:value-type="float" office:value="35">
            <text:p>35</text:p>
          </table:table-cell>
          <table:table-cell office:value-type="string">
            <text:p>Farnell 1358043</text:p>
          </table:table-cell>
        </table:table-row>
        <table:table-row table:style-name="ro1">
          <table:table-cell office:value-type="string">
            <text:p>Resistor, 1M, 0402</text:p>
          </table:table-cell>
          <table:table-cell office:value-type="float" office:value="2">
            <text:p>2</text:p>
          </table:table-cell>
          <table:table-cell table:formula="of:=[.B2]*[.B67]" office:value-type="float" office:value="10">
            <text:p>10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table:formula="of:=[.B2]*[.B68]" office:value-type="float" office:value="5">
            <text:p>5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table:formula="of:=[.B2]*[.B69]" office:value-type="float" office:value="5">
            <text:p>5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5">
            <text:p>5</text:p>
          </table:table-cell>
          <table:table-cell table:formula="of:=[.B2]*[.B70]" office:value-type="float" office:value="25">
            <text:p>25</text:p>
          </table:table-cell>
          <table:table-cell office:value-type="string">
            <text:p>Farnell 1358024</text:p>
          </table:table-cell>
        </table:table-row>
        <table:table-row table:style-name="ro1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table:formula="of:=[.B2]*[.B71]" office:value-type="float" office:value="20">
            <text:p>20</text:p>
          </table:table-cell>
          <table:table-cell office:value-type="string">
            <text:p>Farnell 1357999</text:p>
          </table:table-cell>
        </table:table-row>
        <table:table-row table:style-name="ro1">
          <table:table-cell office:value-type="string">
            <text:p>Resistor, 250V, 1M, 1206</text:p>
          </table:table-cell>
          <table:table-cell office:value-type="float" office:value="8">
            <text:p>8</text:p>
          </table:table-cell>
          <table:table-cell table:formula="of:=[.B2]*[.B72]" office:value-type="float" office:value="40">
            <text:p>40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table:formula="of:=[.B2]*[.B73]" office:value-type="float" office:value="300">
            <text:p>300</text:p>
          </table:table-cell>
          <table:table-cell office:value-type="string">
            <text:p>Farnell 1358002 </text:p>
          </table:table-cell>
        </table:table-row>
        <table:table-row table:style-name="ro1">
          <table:table-cell office:value-type="string">
            <text:p>Resistor, 4.7K, 0402</text:p>
          </table:table-cell>
          <table:table-cell office:value-type="float" office:value="6">
            <text:p>6</text:p>
          </table:table-cell>
          <table:table-cell table:formula="of:=[.B2]*[.B74]" office:value-type="float" office:value="30">
            <text:p>30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2">
            <text:p>2</text:p>
          </table:table-cell>
          <table:table-cell table:formula="of:=[.B2]*[.B75]" office:value-type="float" office:value="10">
            <text:p>10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table:formula="of:=[.B2]*[.B76]" office:value-type="float" office:value="5">
            <text:p>5</text:p>
          </table:table-cell>
          <table:table-cell office:value-type="string">
            <text:p>Farnell 1358087 </text:p>
          </table:table-cell>
        </table:table-row>
        <table:table-row table:style-name="ro1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table:formula="of:=[.B2]*[.B77]" office:value-type="float" office:value="20">
            <text:p>20</text:p>
          </table:table-cell>
          <table:table-cell office:value-type="string">
            <text:p>Farnell 1469722</text:p>
          </table:table-cell>
        </table:table-row>
        <table:table-row table:style-name="ro1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table:formula="of:=[.B2]*[.B78]" office:value-type="float" office:value="5">
            <text:p>5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table:formula="of:=[.B2]*[.B79]" office:value-type="float" office:value="5">
            <text:p>5</text:p>
          </table:table-cell>
          <table:table-cell office:value-type="string">
            <text:p>Mouser 304-6.65K-RC</text:p>
          </table:table-cell>
        </table:table-row>
        <table:table-row table:style-name="ro1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table:formula="of:=[.B2]*[.B80]" office:value-type="float" office:value="90">
            <text:p>90</text:p>
          </table:table-cell>
          <table:table-cell office:value-type="string">
            <text:p>Farnell 1358064</text:p>
          </table:table-cell>
        </table:table-row>
        <table:table-row table:style-name="ro1">
          <table:table-cell office:value-type="string">
            <text:p>Resistor, 75, 0402</text:p>
          </table:table-cell>
          <table:table-cell office:value-type="float" office:value="6">
            <text:p>6</text:p>
          </table:table-cell>
          <table:table-cell table:formula="of:=[.B2]*[.B81]" office:value-type="float" office:value="30">
            <text:p>30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table:formula="of:=[.B2]*[.B82]" office:value-type="float" office:value="5">
            <text:p>5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SN74LVC1G17DBVR</text:p>
          </table:table-cell>
          <table:table-cell office:value-type="float" office:value="3">
            <text:p>3</text:p>
          </table:table-cell>
          <table:table-cell table:formula="of:=[.B2]*[.B83]" office:value-type="float" office:value="15">
            <text:p>15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table:formula="of:=[.B2]*[.B84]" office:value-type="float" office:value="10">
            <text:p>10</text:p>
          </table:table-cell>
          <table:table-cell office:value-type="string">
            <text:p>Farnell 1470461</text:p>
          </table:table-cell>
        </table:table-row>
        <table:table-row table:style-name="ro1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table:formula="of:=[.B2]*[.B85]" office:value-type="float" office:value="5">
            <text:p>5</text:p>
          </table:table-cell>
          <table:table-cell office:value-type="string">
            <text:p>Farnell 1564252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table:formula="of:=[.B2]*[.B86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1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table:formula="of:=[.B2]*[.B87]" office:value-type="float" office:value="5">
            <text:p>5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table:formula="of:=[.B2]*[.B88]" office:value-type="float" office:value="20">
            <text:p>20</text:p>
          </table:table-cell>
          <table:table-cell office:value-type="string">
            <text:p>Mouser 576-V0402MHS03NR</text:p>
          </table:table-cell>
        </table:table-row>
        <table:table-row table:style-name="ro1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table:formula="of:=[.B2]*[.B89]" office:value-type="float" office:value="5">
            <text:p>5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table:formula="of:=[.B2]*[.B90]" office:value-type="float" office:value="40">
            <text:p>40</text:p>
          </table:table-cell>
          <table:table-cell office:value-type="string">
            <text:p>Farnell 165156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5:.B90])" office:value-type="float" office:value="473">
            <text:p>473</text:p>
          </table:table-cell>
          <table:table-cell table:style-name="Default" table:formula="of:=SUM([.C5:.C90])" office:value-type="float" office:value="2365">
            <text:p>2365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Default" office:value-type="string">
            <text:p>Copyright 2009-2010 Sébastien Bourdeauducq. License: Creative Commons BY-SA 3.0 Unported</text:p>
          </table:table-cell>
          <table:table-cell table:style-name="Default" table:number-columns-repeated="3"/>
        </table:table-row>
      </table:table>
      <table:database-ranges>
        <table:database-range table:target-range-address="Total.A5:Total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/01/2010</text:date>, <text:time>14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10-01-06T14:45:20</dc:date>
    <meta:editing-duration>PT30H54M25S</meta:editing-duration>
    <meta:editing-cycles>54</meta:editing-cycles>
    <meta:generator>OpenOffice.org/3.1$Linux OpenOffice.org_project/310m19$Build-9420</meta:generator>
    <meta:document-statistic meta:table-count="13" meta:cell-count="849" meta:object-count="0"/>
  </office:meta>
</office:document-meta>
</file>